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min-row-height="0.1771in"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.2" style:family="table-row">
      <style:table-row-properties style:min-row-height="0.0486in" style:keep-together="true" fo:keep-together="auto"/>
    </style:style>
    <style:style style:name="Table5.3" style:family="table-row">
      <style:table-row-properties style:keep-together="true" fo:keep-together="auto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1.5.14</text:span></text:p>
      <text:p text:style-name="P4"/>
      <text:p text:style-name="P4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198</text:span></text:p>
      <text:p text:style-name="P9"/>
      <text:p text:style-name="Standard"><text:span text:style-name="T4">שם העסק/מבנה</text:span><text:span text:style-name="T3"> <text:s text:c="2"/></text:span><text:span text:style-name="T1">מיבנה <text:s/>מגורים רב קומות</text:span></text:p>
      <text:p text:style-name="P10"/>
      <text:p text:style-name="Standard"><text:span text:style-name="T4">כתובת</text:span><text:span text:style-name="T1"> <text:s/>הקוקייה 23 ראשון לציון</text:span></text:p>
      <text:p text:style-name="P10"/>
      <text:p text:style-name="Standard"><text:span text:style-name="T4">טלפון</text:span><text:span text:style-name="T1"> <text:s text:c="141"/></text:span></text:p>
      <text:p text:style-name="P10"/>
      <text:p text:style-name="Standard"><text:span text:style-name="T4">המפתחות נמצאים</text:span><text:span text:style-name="T1"> <text:s/></text:span></text:p>
      <text:p text:style-name="P4"/>
      <text:p text:style-name="Standard"><text:span text:style-name="T4">מיקום מפסק זרם ראשי</text:span><text:span text:style-name="T1"> <text:s/>פאנל כבאים מפלס כניסה ראשית בלובי. <text:s text:c="8"/></text:span></text:p>
      <text:p text:style-name="Standard"><text:span text:style-name="T1"><text:s text:c="100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/>סמוך לרחבת היערכות מזרחית, רחבת היערכות דרומית</text:span></text:p>
      <text:p text:style-name="Standard"><text:span text:style-name="T1"><text:s text:c="51"/>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6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אגף צפוני של מתחם נווה הדרים, בגינת הנוי סמוך לקוקייה 21. </text:span></text:p>
          </table:table-cell>
        </table:table-row>
      </table:table>
      <text:p text:style-name="P4"/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חניון תת קרקעי </text:span></text:p>
          </table:table-cell>
        </table:table-row>
        <table:table-row table:style-name="Table5.2">
          <table:table-cell table:style-name="Table5.A1" office:value-type="string">
            <text:p text:style-name="P1"><text:span text:style-name="T4">חדר משאבות קומה 1- <text:s text:c="3"/>נמצא <text:s/>בקוקייה 25</text:span><text:span text:style-name="T1"> <text:s text:c="2"/>--- <text:s text:c="3"/></text:span><text:span text:style-name="T4">ברז שליטה קומתי ספרינקלרים מול חדר מדרגות</text:span></text:p>
          </table:table-cell>
        </table:table-row>
        <table:table-row table:style-name="Table5.3">
          <table:table-cell table:style-name="Table5.A1" office:value-type="string">
            <text:p text:style-name="P1"><text:span text:style-name="T4">חדר גנרטור ממוקם בקומת הכניסה אגף צפון מערב בניין 25 מזין חשמל לבניינים 23+25</text:span></text:p>
          </table:table-cell>
        </table:table-row>
        <table:table-row table:style-name="Table5.3">
          <table:table-cell table:style-name="Table5.A1" office:value-type="string">
            <text:p text:style-name="P1"><text:span text:style-name="T1">גמל מים עירייה חזית מזרחית</text:span>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4-05-01T06:01:00</meta:print-date>
    <meta:creation-date>2014-05-01T06:02:00</meta:creation-date>
    <dc:date>2014-05-01T06:02:00</dc:date>
    <meta:editing-duration>PT1S</meta:editing-duration>
    <meta:generator>OpenOffice/4.0.1$Win32 OpenOffice.org_project/401m5$Build-9714</meta:generator>
    <meta:document-statistic meta:table-count="6" meta:image-count="0" meta:object-count="0" meta:page-count="2" meta:paragraph-count="54" meta:word-count="182" meta:character-count="18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